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3" style:family="paragraph" style:parent-style-name="Heading_20_2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4" style:family="paragraph" style:parent-style-name="Standard" style:list-style-name="WW8Num13">
      <style:text-properties fo:language="nb" fo:country="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versikt arbeidsordre</text:p>
      <text:p text:style-name="P1">Skjermbildet viser første side med arbeidsordre registrert i basen. </text:p>
      <text:p text:style-name="P1">Antall rader som skal vises pr side kan endres i egen meny under Preferences. </text:p>
      <text:p text:style-name="P1"/>
      <text:p text:style-name="P1">For å finne en bestemt arbeidsordre har du følgende muligheter;</text:p>
      <text:list xml:id="list31355838" text:style-name="WW8Num13">
        <text:list-item>
          <text:p text:style-name="P4">bruke søkefelt oppe til høyre i skjermbildet til å søke på </text:p>
          <text:list>
            <text:list-item>
              <text:p text:style-name="P4">ID nr for prosjekt. Arbeidsordre registrert på prosjektet blir vist</text:p>
            </text:list-item>
            <text:list-item>
              <text:p text:style-name="P4">ID nr på arbeidsordre</text:p>
            </text:list-item>
            <text:list-item>
              <text:p text:style-name="P4">hele eller deler av arbeidsordre navn</text:p>
            </text:list-item>
            <text:list-item>
              <text:p text:style-name="P4">objekt ID, som gir oversikt over registrerte prosjekt på objektet</text:p>
            </text:list-item>
            <text:list-item>
              <text:p text:style-name="P4">dato-søk, velg start- og sluttdato fra kalenderfunksjon og klikk «Submit». Valgte datoer fremkommer i skjermbildet for arbeidsordreoversikten. Klikk deretter «Søk»-boksen</text:p>
            </text:list-item>
          </text:list>
        </text:list-item>
        <text:list-item>
          <text:p text:style-name="P4">sorter innholdet i visningen vekselvis stigende/synkende for kolonner med mørk gråfarge i heading (kolonnene prosjekt, arbeidsordre, dato, eiendom og adresse)</text:p>
        </text:list-item>
        <text:list-item>
          <text:p text:style-name="P4">bla side for side eventuelt klikk direkte på ønsket side til venstre over tabellen</text:p>
        </text:list-item>
        <text:list-item>
          <text:p text:style-name="P4">klikk på en objekt ID i skjermbildet for å filtrere listen på dette objektet. Du får da en oversikt over arbeidsordre registrert på dette objektet</text:p>
        </text:list-item>
        <text:list-item>
          <text:p text:style-name="P4">bruk nedtrekksmenyer i overkant av tabellen for å filtrere listen. Lista kan filtreres på </text:p>
          <text:list>
            <text:list-item>
              <text:p text:style-name="P4">distrikt </text:p>
            </text:list-item>
            <text:list-item>
              <text:p text:style-name="P4">kategori</text:p>
            </text:list-item>
            <text:list-item>
              <text:p text:style-name="P4">status</text:p>
            </text:list-item>
            <text:list-item>
              <text:p text:style-name="P4">post-kategorier (eksempelvis prosjekter med poster av type «Hærverk»)</text:p>
            </text:list-item>
            <text:list-item>
              <text:p text:style-name="P4">bruker</text:p>
            </text:list-item>
            <text:list-item>
              <text:p text:style-name="P4">kriterier</text:p>
            </text:list-item>
          </text:list>
        </text:list-item>
      </text:list>
      <text:p text:style-name="P1"/>
      <text:p text:style-name="P1">Arbeidsordreoversikten kan eksporteres til Excel ved å klikke «Last ned» oppe til høyre i skjermbildet.</text:p>
      <text:p text:style-name="P1"><text:s/></text:p>
      <text:p text:style-name="P1">For å legge til ny arbeidsordre, klikk «Legg til». Du får da valg mellom «Legg til» nytt prosjekt, eller «Søk» opp et eksisterende prosjekt å knytte arbeidsordren til.</text:p>
      <text:p text:style-name="P1"/>
      <text:p text:style-name="P1">For å se på, redigere eller slette en arbeidsordre, høyreklikk hvor som helst på rad for aktuell arbeidsordre og velg handling fra hurtigmeny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3-29T13:50:12</meta:creation-date>
    <dc:creator>knut vidar olsen</dc:creator>
    <dc:date>2009-10-13T11:24:41.45</dc:date>
    <dc:language>en-US</dc:language>
    <meta:editing-cycles>4</meta:editing-cycles>
    <meta:editing-duration>PT00H35M07S</meta:editing-duration>
    <meta:document-statistic meta:table-count="0" meta:image-count="0" meta:object-count="0" meta:page-count="1" meta:paragraph-count="24" meta:word-count="264" meta:character-count="1661"/>
    <meta:user-defined meta:name="Info 1"/>
    <meta:user-defined meta:name="Info 2"/>
    <meta:user-defined meta:name="Info 3"/>
    <meta:user-defined meta:name="Info 4"/>
  </office:meta>
</office:document-meta>
</file>